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vm</text:p>
          </table:table-cell>
          <table:table-cell office:value-type="string" calcext:value-type="string">
            <text:p>c6i.xlarge</text:p>
          </table:table-cell>
          <table:table-cell office:value-type="string" calcext:value-type="string">
            <text:p>vm</text:p>
          </table:table-cell>
          <table:table-cell table:style-name="ce1" office:value-type="string" calcext:value-type="string">
            <text:p>c6i.2xlarge</text:p>
          </table:table-cell>
          <table:table-cell office:value-type="string" calcext:value-type="string">
            <text:p>vm</text:p>
          </table:table-cell>
          <table:table-cell office:value-type="string" calcext:value-type="string">
            <text:p>c6i.4xlarge</text:p>
          </table:table-cell>
          <table:table-cell office:value-type="string" calcext:value-type="string">
            <text:p>vm</text:p>
          </table:table-cell>
          <table:table-cell office:value-type="string" calcext:value-type="string">
            <text:p>c6i.8xlarge</text:p>
          </table:table-cell>
          <table:table-cell office:value-type="string" calcext:value-type="string">
            <text:p>vm</text:p>
          </table:table-cell>
          <table:table-cell office:value-type="string" calcext:value-type="string">
            <text:p>c6i.16xlarge</text:p>
          </table:table-cell>
          <table:table-cell office:value-type="string" calcext:value-type="string">
            <text:p>vm</text:p>
          </table:table-cell>
          <table:table-cell office:value-type="string" calcext:value-type="string">
            <text:p>c6i.24xlarge</text:p>
          </table:table-cell>
        </table:table-row>
        <table:table-row table:style-name="ro1">
          <table:table-cell office:value-type="string" calcext:value-type="string">
            <text:p>vcp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cp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cpu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cpu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cpu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vcpus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rabbitmq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rabbitmq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rabbitmq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rabbitmq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rabbitmq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rabbitmq</text:p>
          </table:table-cell>
        </table:table-row>
        <table:table-row table:style-name="ro1">
          <table:table-cell office:value-type="string" calcext:value-type="string">
            <text:p>backend_vm</text:p>
          </table:table-cell>
          <table:table-cell office:value-type="string" calcext:value-type="string">
            <text:p>m6i.8xlarge</text:p>
          </table:table-cell>
          <table:table-cell office:value-type="string" calcext:value-type="string">
            <text:p>backend_vm</text:p>
          </table:table-cell>
          <table:table-cell office:value-type="string" calcext:value-type="string">
            <text:p>m6i.8xlarge</text:p>
          </table:table-cell>
          <table:table-cell office:value-type="string" calcext:value-type="string">
            <text:p>backend_vm</text:p>
          </table:table-cell>
          <table:table-cell office:value-type="string" calcext:value-type="string">
            <text:p>m6i.8xlarge</text:p>
          </table:table-cell>
          <table:table-cell office:value-type="string" calcext:value-type="string">
            <text:p>backend_vm</text:p>
          </table:table-cell>
          <table:table-cell office:value-type="string" calcext:value-type="string">
            <text:p>m6i.8xlarge</text:p>
          </table:table-cell>
          <table:table-cell office:value-type="string" calcext:value-type="string">
            <text:p>backend_vm</text:p>
          </table:table-cell>
          <table:table-cell office:value-type="string" calcext:value-type="string">
            <text:p>m6i.8xlarge</text:p>
          </table:table-cell>
          <table:table-cell office:value-type="string" calcext:value-type="string">
            <text:p>backend_vm</text:p>
          </table:table-cell>
          <table:table-cell office:value-type="string" calcext:value-type="string">
            <text:p>m6i.8xlarge</text:p>
          </table:table-cell>
        </table:table-row>
        <table:table-row table:style-name="ro1">
          <table:table-cell office:value-type="string" calcext:value-type="string">
            <text:p>backend_vcpu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ackend_vcpu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ackend_vcpu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ackend_vcpu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ackend_vcpu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ackend_vcpu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ackend_clu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end_clu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end_clu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end_clu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end_clu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end_clus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load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payload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payload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payload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payload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payload</text:p>
          </table:table-cell>
          <table:table-cell office:value-type="float" office:value="1048576" calcext:value-type="float">
            <text:p>1048576</text:p>
          </table:table-cell>
        </table:table-row>
        <table:table-row table:style-name="ro1">
          <table:table-cell office:value-type="string" calcext:value-type="string">
            <text:p>repeat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peat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peat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peat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peat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peat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send_MB/s_median</text:p>
          </table:table-cell>
          <table:table-cell table:formula="of:=MEDIAN([.B21:.B30])" office:value-type="float" office:value="616.836123659347" calcext:value-type="float">
            <text:p>616.836123659347</text:p>
          </table:table-cell>
          <table:table-cell office:value-type="string" calcext:value-type="string">
            <text:p>send_MB/s_median</text:p>
          </table:table-cell>
          <table:table-cell table:formula="of:=MEDIAN([.D21:.D30])" office:value-type="float" office:value="599.522772599232" calcext:value-type="float">
            <text:p>599.522772599232</text:p>
          </table:table-cell>
          <table:table-cell office:value-type="string" calcext:value-type="string">
            <text:p>send_MB/s_median</text:p>
          </table:table-cell>
          <table:table-cell table:formula="of:=MEDIAN([.F21:.F30])" office:value-type="float" office:value="1138.59278170914" calcext:value-type="float">
            <text:p>1138.59278170914</text:p>
          </table:table-cell>
          <table:table-cell office:value-type="string" calcext:value-type="string">
            <text:p>send_MB/s_median</text:p>
          </table:table-cell>
          <table:table-cell table:formula="of:=MEDIAN([.H21:.H30])" office:value-type="float" office:value="594.779331344595" calcext:value-type="float">
            <text:p>594.779331344595</text:p>
          </table:table-cell>
          <table:table-cell office:value-type="string" calcext:value-type="string">
            <text:p>send_MB/s_median</text:p>
          </table:table-cell>
          <table:table-cell table:formula="of:=MEDIAN([.J21:.J30])" office:value-type="float" office:value="1137.0259879359" calcext:value-type="float">
            <text:p>1137.0259879359</text:p>
          </table:table-cell>
          <table:table-cell office:value-type="string" calcext:value-type="string">
            <text:p>send_MB/s_median</text:p>
          </table:table-cell>
          <table:table-cell table:formula="of:=MEDIAN([.L21:.L30])" office:value-type="float" office:value="595.837443110885" calcext:value-type="float">
            <text:p>595.837443110885</text:p>
          </table:table-cell>
        </table:table-row>
        <table:table-row table:style-name="ro1">
          <table:table-cell office:value-type="string" calcext:value-type="string">
            <text:p>recv_MB/s_median</text:p>
          </table:table-cell>
          <table:table-cell table:formula="of:=MEDIAN([.A21:.A30])" office:value-type="float" office:value="616.918286142723" calcext:value-type="float">
            <text:p>616.918286142723</text:p>
          </table:table-cell>
          <table:table-cell office:value-type="string" calcext:value-type="string">
            <text:p>recv_MB/s_median</text:p>
          </table:table-cell>
          <table:table-cell table:formula="of:=MEDIAN([.C21:.C30])" office:value-type="float" office:value="600.054675594388" calcext:value-type="float">
            <text:p>600.054675594388</text:p>
          </table:table-cell>
          <table:table-cell office:value-type="string" calcext:value-type="string">
            <text:p>recv_MB/s_median</text:p>
          </table:table-cell>
          <table:table-cell table:formula="of:=MEDIAN([.E21:.E30])" office:value-type="float" office:value="619.53743598491" calcext:value-type="float">
            <text:p>619.53743598491</text:p>
          </table:table-cell>
          <table:table-cell office:value-type="string" calcext:value-type="string">
            <text:p>recv_MB/s_median</text:p>
          </table:table-cell>
          <table:table-cell table:formula="of:=MEDIAN([.G21:.G30])" office:value-type="float" office:value="596.227122051095" calcext:value-type="float">
            <text:p>596.227122051095</text:p>
          </table:table-cell>
          <table:table-cell office:value-type="string" calcext:value-type="string">
            <text:p>recv_MB/s_median</text:p>
          </table:table-cell>
          <table:table-cell table:formula="of:=MEDIAN([.I21:.I30])" office:value-type="float" office:value="618.820179377165" calcext:value-type="float">
            <text:p>618.820179377165</text:p>
          </table:table-cell>
          <table:table-cell office:value-type="string" calcext:value-type="string">
            <text:p>recv_MB/s_median</text:p>
          </table:table-cell>
          <table:table-cell table:formula="of:=MEDIAN([.K21:.K30])" office:value-type="float" office:value="597.415574861884" calcext:value-type="float">
            <text:p>597.415574861884</text:p>
          </table:table-cell>
        </table:table-row>
        <table:table-row table:style-name="ro1" table:number-rows-repeated="9">
          <table:table-cell table:number-columns-repeated="12"/>
        </table:table-row>
        <table:table-row table:style-name="ro1">
          <table:table-cell office:value-type="string" calcext:value-type="string">
            <text:p>recv_throughput</text:p>
          </table:table-cell>
          <table:table-cell office:value-type="string" calcext:value-type="string">
            <text:p>send_throughput</text:p>
          </table:table-cell>
          <table:table-cell office:value-type="string" calcext:value-type="string">
            <text:p>recv_throughput</text:p>
          </table:table-cell>
          <table:table-cell office:value-type="string" calcext:value-type="string">
            <text:p>send_throughput</text:p>
          </table:table-cell>
          <table:table-cell office:value-type="string" calcext:value-type="string">
            <text:p>recv_throughput</text:p>
          </table:table-cell>
          <table:table-cell office:value-type="string" calcext:value-type="string">
            <text:p>send_throughput</text:p>
          </table:table-cell>
          <table:table-cell office:value-type="string" calcext:value-type="string">
            <text:p>recv_throughput</text:p>
          </table:table-cell>
          <table:table-cell office:value-type="string" calcext:value-type="string">
            <text:p>send_throughput</text:p>
          </table:table-cell>
          <table:table-cell office:value-type="string" calcext:value-type="string">
            <text:p>recv_throughput</text:p>
          </table:table-cell>
          <table:table-cell office:value-type="string" calcext:value-type="string">
            <text:p>send_throughput</text:p>
          </table:table-cell>
          <table:table-cell office:value-type="string" calcext:value-type="string">
            <text:p>recv_throughput</text:p>
          </table:table-cell>
          <table:table-cell office:value-type="string" calcext:value-type="string">
            <text:p>send_throughput</text:p>
          </table:table-cell>
        </table:table-row>
        <table:table-row table:style-name="ro1">
          <table:table-cell office:value-type="float" office:value="611.384691412622" calcext:value-type="float">
            <text:p>611.384691412622</text:p>
          </table:table-cell>
          <table:table-cell office:value-type="float" office:value="633.326114244567" calcext:value-type="float">
            <text:p>633.326114244567</text:p>
          </table:table-cell>
          <table:table-cell office:value-type="float" office:value="605.240812595375" calcext:value-type="float">
            <text:p>605.240812595375</text:p>
          </table:table-cell>
          <table:table-cell office:value-type="float" office:value="604.40721801757" calcext:value-type="float">
            <text:p>604.40721801757</text:p>
          </table:table-cell>
          <table:table-cell office:value-type="float" office:value="617.10764094702" calcext:value-type="float">
            <text:p>617.10764094702</text:p>
          </table:table-cell>
          <table:table-cell office:value-type="float" office:value="1143.9627810997" calcext:value-type="float">
            <text:p>1143.9627810997</text:p>
          </table:table-cell>
          <table:table-cell office:value-type="float" office:value="596.772794258517" calcext:value-type="float">
            <text:p>596.772794258517</text:p>
          </table:table-cell>
          <table:table-cell office:value-type="float" office:value="595.291613148434" calcext:value-type="float">
            <text:p>595.291613148434</text:p>
          </table:table-cell>
          <table:table-cell office:value-type="float" office:value="618.197504312959" calcext:value-type="float">
            <text:p>618.197504312959</text:p>
          </table:table-cell>
          <table:table-cell office:value-type="float" office:value="1138.46001654252" calcext:value-type="float">
            <text:p>1138.46001654252</text:p>
          </table:table-cell>
          <table:table-cell office:value-type="float" office:value="597.513938677875" calcext:value-type="float">
            <text:p>597.513938677875</text:p>
          </table:table-cell>
          <table:table-cell office:value-type="float" office:value="595.756924971454" calcext:value-type="float">
            <text:p>595.756924971454</text:p>
          </table:table-cell>
        </table:table-row>
        <table:table-row table:style-name="ro1">
          <table:table-cell office:value-type="float" office:value="622.245063376273" calcext:value-type="float">
            <text:p>622.245063376273</text:p>
          </table:table-cell>
          <table:table-cell office:value-type="float" office:value="622.36552760141" calcext:value-type="float">
            <text:p>622.36552760141</text:p>
          </table:table-cell>
          <table:table-cell office:value-type="float" office:value="610.043541346806" calcext:value-type="float">
            <text:p>610.043541346806</text:p>
          </table:table-cell>
          <table:table-cell office:value-type="float" office:value="609.440517100863" calcext:value-type="float">
            <text:p>609.440517100863</text:p>
          </table:table-cell>
          <table:table-cell office:value-type="float" office:value="622.20738974188" calcext:value-type="float">
            <text:p>622.20738974188</text:p>
          </table:table-cell>
          <table:table-cell office:value-type="float" office:value="1134.38550821607" calcext:value-type="float">
            <text:p>1134.38550821607</text:p>
          </table:table-cell>
          <table:table-cell office:value-type="float" office:value="595.804264964478" calcext:value-type="float">
            <text:p>595.804264964478</text:p>
          </table:table-cell>
          <table:table-cell office:value-type="float" office:value="594.41738660452" calcext:value-type="float">
            <text:p>594.41738660452</text:p>
          </table:table-cell>
          <table:table-cell office:value-type="float" office:value="616.745281113265" calcext:value-type="float">
            <text:p>616.745281113265</text:p>
          </table:table-cell>
          <table:table-cell office:value-type="float" office:value="1138.10443279884" calcext:value-type="float">
            <text:p>1138.10443279884</text:p>
          </table:table-cell>
          <table:table-cell office:value-type="float" office:value="597.711701596253" calcext:value-type="float">
            <text:p>597.711701596253</text:p>
          </table:table-cell>
          <table:table-cell office:value-type="float" office:value="596.356315102437" calcext:value-type="float">
            <text:p>596.356315102437</text:p>
          </table:table-cell>
        </table:table-row>
        <table:table-row table:style-name="ro1">
          <table:table-cell office:value-type="float" office:value="633.167571283877" calcext:value-type="float">
            <text:p>633.167571283877</text:p>
          </table:table-cell>
          <table:table-cell office:value-type="float" office:value="611.663085440002" calcext:value-type="float">
            <text:p>611.663085440002</text:p>
          </table:table-cell>
          <table:table-cell office:value-type="float" office:value="602.350076791891" calcext:value-type="float">
            <text:p>602.350076791891</text:p>
          </table:table-cell>
          <table:table-cell office:value-type="float" office:value="601.551563603179" calcext:value-type="float">
            <text:p>601.551563603179</text:p>
          </table:table-cell>
          <table:table-cell office:value-type="float" office:value="618.21776915897" calcext:value-type="float">
            <text:p>618.21776915897</text:p>
          </table:table-cell>
          <table:table-cell office:value-type="float" office:value="1145.60720605431" calcext:value-type="float">
            <text:p>1145.60720605431</text:p>
          </table:table-cell>
          <table:table-cell office:value-type="float" office:value="596.058516984532" calcext:value-type="float">
            <text:p>596.058516984532</text:p>
          </table:table-cell>
          <table:table-cell office:value-type="float" office:value="594.680606824603" calcext:value-type="float">
            <text:p>594.680606824603</text:p>
          </table:table-cell>
          <table:table-cell office:value-type="float" office:value="613.199829990933" calcext:value-type="float">
            <text:p>613.199829990933</text:p>
          </table:table-cell>
          <table:table-cell office:value-type="float" office:value="1135.00083021611" calcext:value-type="float">
            <text:p>1135.00083021611</text:p>
          </table:table-cell>
          <table:table-cell office:value-type="float" office:value="601.669897635713" calcext:value-type="float">
            <text:p>601.669897635713</text:p>
          </table:table-cell>
          <table:table-cell office:value-type="float" office:value="600.097324795459" calcext:value-type="float">
            <text:p>600.097324795459</text:p>
          </table:table-cell>
        </table:table-row>
        <table:table-row table:style-name="ro1">
          <table:table-cell office:value-type="float" office:value="636.878023097617" calcext:value-type="float">
            <text:p>636.878023097617</text:p>
          </table:table-cell>
          <table:table-cell office:value-type="float" office:value="636.996651292414" calcext:value-type="float">
            <text:p>636.996651292414</text:p>
          </table:table-cell>
          <table:table-cell office:value-type="float" office:value="604.300643300725" calcext:value-type="float">
            <text:p>604.300643300725</text:p>
          </table:table-cell>
          <table:table-cell office:value-type="float" office:value="603.631132078783" calcext:value-type="float">
            <text:p>603.631132078783</text:p>
          </table:table-cell>
          <table:table-cell office:value-type="float" office:value="614.495975790866" calcext:value-type="float">
            <text:p>614.495975790866</text:p>
          </table:table-cell>
          <table:table-cell office:value-type="float" office:value="1141.62305007223" calcext:value-type="float">
            <text:p>1141.62305007223</text:p>
          </table:table-cell>
          <table:table-cell office:value-type="float" office:value="596.340445617356" calcext:value-type="float">
            <text:p>596.340445617356</text:p>
          </table:table-cell>
          <table:table-cell office:value-type="float" office:value="594.968872176901" calcext:value-type="float">
            <text:p>594.968872176901</text:p>
          </table:table-cell>
          <table:table-cell office:value-type="float" office:value="638.748690879708" calcext:value-type="float">
            <text:p>638.748690879708</text:p>
          </table:table-cell>
          <table:table-cell office:value-type="float" office:value="1129.13961159615" calcext:value-type="float">
            <text:p>1129.13961159615</text:p>
          </table:table-cell>
          <table:table-cell office:value-type="float" office:value="594.485353891401" calcext:value-type="float">
            <text:p>594.485353891401</text:p>
          </table:table-cell>
          <table:table-cell office:value-type="float" office:value="592.793423219957" calcext:value-type="float">
            <text:p>592.793423219957</text:p>
          </table:table-cell>
        </table:table-row>
        <table:table-row table:style-name="ro1">
          <table:table-cell office:value-type="float" office:value="618.858493431252" calcext:value-type="float">
            <text:p>618.858493431252</text:p>
          </table:table-cell>
          <table:table-cell office:value-type="float" office:value="618.819294217761" calcext:value-type="float">
            <text:p>618.819294217761</text:p>
          </table:table-cell>
          <table:table-cell office:value-type="float" office:value="599.124870011407" calcext:value-type="float">
            <text:p>599.124870011407</text:p>
          </table:table-cell>
          <table:table-cell office:value-type="float" office:value="598.751555715313" calcext:value-type="float">
            <text:p>598.751555715313</text:p>
          </table:table-cell>
          <table:table-cell office:value-type="float" office:value="628.854393828188" calcext:value-type="float">
            <text:p>628.854393828188</text:p>
          </table:table-cell>
          <table:table-cell office:value-type="float" office:value="1144.80124962196" calcext:value-type="float">
            <text:p>1144.80124962196</text:p>
          </table:table-cell>
          <table:table-cell office:value-type="float" office:value="595.616199007569" calcext:value-type="float">
            <text:p>595.616199007569</text:p>
          </table:table-cell>
          <table:table-cell office:value-type="float" office:value="594.247328488523" calcext:value-type="float">
            <text:p>594.247328488523</text:p>
          </table:table-cell>
          <table:table-cell office:value-type="float" office:value="621.877212398174" calcext:value-type="float">
            <text:p>621.877212398174</text:p>
          </table:table-cell>
          <table:table-cell office:value-type="float" office:value="1137.15391810439" calcext:value-type="float">
            <text:p>1137.15391810439</text:p>
          </table:table-cell>
          <table:table-cell office:value-type="float" office:value="596.578982640167" calcext:value-type="float">
            <text:p>596.578982640167</text:p>
          </table:table-cell>
          <table:table-cell office:value-type="float" office:value="595.079505495985" calcext:value-type="float">
            <text:p>595.079505495985</text:p>
          </table:table-cell>
        </table:table-row>
        <table:table-row table:style-name="ro1">
          <table:table-cell office:value-type="float" office:value="611.253662465554" calcext:value-type="float">
            <text:p>611.253662465554</text:p>
          </table:table-cell>
          <table:table-cell office:value-type="float" office:value="611.273969784636" calcext:value-type="float">
            <text:p>611.273969784636</text:p>
          </table:table-cell>
          <table:table-cell office:value-type="float" office:value="596.234629811041" calcext:value-type="float">
            <text:p>596.234629811041</text:p>
          </table:table-cell>
          <table:table-cell office:value-type="float" office:value="595.385597792806" calcext:value-type="float">
            <text:p>595.385597792806</text:p>
          </table:table-cell>
          <table:table-cell office:value-type="float" office:value="615.359934858174" calcext:value-type="float">
            <text:p>615.359934858174</text:p>
          </table:table-cell>
          <table:table-cell office:value-type="float" office:value="1127.6077637674" calcext:value-type="float">
            <text:p>1127.6077637674</text:p>
          </table:table-cell>
          <table:table-cell office:value-type="float" office:value="596.85416576295" calcext:value-type="float">
            <text:p>596.85416576295</text:p>
          </table:table-cell>
          <table:table-cell office:value-type="float" office:value="595.403582887223" calcext:value-type="float">
            <text:p>595.403582887223</text:p>
          </table:table-cell>
          <table:table-cell office:value-type="float" office:value="621.621005285201" calcext:value-type="float">
            <text:p>621.621005285201</text:p>
          </table:table-cell>
          <table:table-cell office:value-type="float" office:value="1130.69517564689" calcext:value-type="float">
            <text:p>1130.69517564689</text:p>
          </table:table-cell>
          <table:table-cell office:value-type="float" office:value="598.299228333852" calcext:value-type="float">
            <text:p>598.299228333852</text:p>
          </table:table-cell>
          <table:table-cell office:value-type="float" office:value="596.649412173404" calcext:value-type="float">
            <text:p>596.649412173404</text:p>
          </table:table-cell>
        </table:table-row>
        <table:table-row table:style-name="ro1">
          <table:table-cell office:value-type="float" office:value="613.37792819865" calcext:value-type="float">
            <text:p>613.37792819865</text:p>
          </table:table-cell>
          <table:table-cell office:value-type="float" office:value="613.503165987953" calcext:value-type="float">
            <text:p>613.503165987953</text:p>
          </table:table-cell>
          <table:table-cell office:value-type="float" office:value="596.461709053672" calcext:value-type="float">
            <text:p>596.461709053672</text:p>
          </table:table-cell>
          <table:table-cell office:value-type="float" office:value="597.887230616636" calcext:value-type="float">
            <text:p>597.887230616636</text:p>
          </table:table-cell>
          <table:table-cell office:value-type="float" office:value="620.857102810849" calcext:value-type="float">
            <text:p>620.857102810849</text:p>
          </table:table-cell>
          <table:table-cell office:value-type="float" office:value="1126.82029899542" calcext:value-type="float">
            <text:p>1126.82029899542</text:p>
          </table:table-cell>
          <table:table-cell office:value-type="float" office:value="596.591277339511" calcext:value-type="float">
            <text:p>596.591277339511</text:p>
          </table:table-cell>
          <table:table-cell office:value-type="float" office:value="595.393678615389" calcext:value-type="float">
            <text:p>595.393678615389</text:p>
          </table:table-cell>
          <table:table-cell office:value-type="float" office:value="617.104818299387" calcext:value-type="float">
            <text:p>617.104818299387</text:p>
          </table:table-cell>
          <table:table-cell office:value-type="float" office:value="1136.8980577674" calcext:value-type="float">
            <text:p>1136.8980577674</text:p>
          </table:table-cell>
          <table:table-cell office:value-type="float" office:value="597.203143991165" calcext:value-type="float">
            <text:p>597.203143991165</text:p>
          </table:table-cell>
          <table:table-cell office:value-type="float" office:value="595.704531647285" calcext:value-type="float">
            <text:p>595.704531647285</text:p>
          </table:table-cell>
        </table:table-row>
        <table:table-row table:style-name="ro1">
          <table:table-cell office:value-type="float" office:value="609.569840078563" calcext:value-type="float">
            <text:p>609.569840078563</text:p>
          </table:table-cell>
          <table:table-cell office:value-type="float" office:value="609.679228241244" calcext:value-type="float">
            <text:p>609.679228241244</text:p>
          </table:table-cell>
          <table:table-cell office:value-type="float" office:value="597.053701938769" calcext:value-type="float">
            <text:p>597.053701938769</text:p>
          </table:table-cell>
          <table:table-cell office:value-type="float" office:value="596.249066451667" calcext:value-type="float">
            <text:p>596.249066451667</text:p>
          </table:table-cell>
          <table:table-cell office:value-type="float" office:value="613.54627135157" calcext:value-type="float">
            <text:p>613.54627135157</text:p>
          </table:table-cell>
          <table:table-cell office:value-type="float" office:value="1144.41993877125" calcext:value-type="float">
            <text:p>1144.41993877125</text:p>
          </table:table-cell>
          <table:table-cell office:value-type="float" office:value="596.044406344688" calcext:value-type="float">
            <text:p>596.044406344688</text:p>
          </table:table-cell>
          <table:table-cell office:value-type="float" office:value="594.780316596953" calcext:value-type="float">
            <text:p>594.780316596953</text:p>
          </table:table-cell>
          <table:table-cell office:value-type="float" office:value="617.434025186655" calcext:value-type="float">
            <text:p>617.434025186655</text:p>
          </table:table-cell>
          <table:table-cell office:value-type="float" office:value="1138.7275636423" calcext:value-type="float">
            <text:p>1138.7275636423</text:p>
          </table:table-cell>
          <table:table-cell office:value-type="float" office:value="597.317211045893" calcext:value-type="float">
            <text:p>597.317211045893</text:p>
          </table:table-cell>
          <table:table-cell office:value-type="float" office:value="595.917961250316" calcext:value-type="float">
            <text:p>595.917961250316</text:p>
          </table:table-cell>
        </table:table-row>
        <table:table-row table:style-name="ro1">
          <table:table-cell office:value-type="float" office:value="614.978078854195" calcext:value-type="float">
            <text:p>614.978078854195</text:p>
          </table:table-cell>
          <table:table-cell office:value-type="float" office:value="614.852953100933" calcext:value-type="float">
            <text:p>614.852953100933</text:p>
          </table:table-cell>
          <table:table-cell office:value-type="float" office:value="600.960742487491" calcext:value-type="float">
            <text:p>600.960742487491</text:p>
          </table:table-cell>
          <table:table-cell office:value-type="float" office:value="600.293989483151" calcext:value-type="float">
            <text:p>600.293989483151</text:p>
          </table:table-cell>
          <table:table-cell office:value-type="float" office:value="622.838630203029" calcext:value-type="float">
            <text:p>622.838630203029</text:p>
          </table:table-cell>
          <table:table-cell office:value-type="float" office:value="1118.42106601678" calcext:value-type="float">
            <text:p>1118.42106601678</text:p>
          </table:table-cell>
          <table:table-cell office:value-type="float" office:value="677.749460147663" calcext:value-type="float">
            <text:p>677.749460147663</text:p>
          </table:table-cell>
          <table:table-cell office:value-type="float" office:value="593.355578800524" calcext:value-type="float">
            <text:p>593.355578800524</text:p>
          </table:table-cell>
          <table:table-cell office:value-type="float" office:value="619.44285444137" calcext:value-type="float">
            <text:p>619.44285444137</text:p>
          </table:table-cell>
          <table:table-cell office:value-type="float" office:value="1137.88031168824" calcext:value-type="float">
            <text:p>1137.88031168824</text:p>
          </table:table-cell>
          <table:table-cell office:value-type="float" office:value="594.852595843792" calcext:value-type="float">
            <text:p>594.852595843792</text:p>
          </table:table-cell>
          <table:table-cell office:value-type="float" office:value="593.415028796056" calcext:value-type="float">
            <text:p>593.415028796056</text:p>
          </table:table-cell>
        </table:table-row>
        <table:table-row table:style-name="ro1">
          <table:table-cell office:value-type="float" office:value="624.187566913881" calcext:value-type="float">
            <text:p>624.187566913881</text:p>
          </table:table-cell>
          <table:table-cell office:value-type="float" office:value="623.906718793147" calcext:value-type="float">
            <text:p>623.906718793147</text:p>
          </table:table-cell>
          <table:table-cell office:value-type="float" office:value="599.148608701284" calcext:value-type="float">
            <text:p>599.148608701284</text:p>
          </table:table-cell>
          <table:table-cell office:value-type="float" office:value="598.272335567941" calcext:value-type="float">
            <text:p>598.272335567941</text:p>
          </table:table-cell>
          <table:table-cell office:value-type="float" office:value="623.690353690178" calcext:value-type="float">
            <text:p>623.690353690178</text:p>
          </table:table-cell>
          <table:table-cell office:value-type="float" office:value="1135.56251334605" calcext:value-type="float">
            <text:p>1135.56251334605</text:p>
          </table:table-cell>
          <table:table-cell office:value-type="float" office:value="596.113798484834" calcext:value-type="float">
            <text:p>596.113798484834</text:p>
          </table:table-cell>
          <table:table-cell office:value-type="float" office:value="594.778346092236" calcext:value-type="float">
            <text:p>594.778346092236</text:p>
          </table:table-cell>
          <table:table-cell office:value-type="float" office:value="622.738039141628" calcext:value-type="float">
            <text:p>622.738039141628</text:p>
          </table:table-cell>
          <table:table-cell office:value-type="float" office:value="1135.24475661272" calcext:value-type="float">
            <text:p>1135.24475661272</text:p>
          </table:table-cell>
          <table:table-cell office:value-type="float" office:value="598.804190108603" calcext:value-type="float">
            <text:p>598.804190108603</text:p>
          </table:table-cell>
          <table:table-cell office:value-type="float" office:value="597.237038419353" calcext:value-type="float">
            <text:p>597.2370384193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6">00/00/0000</text:date>, <text:time style:data-style-name="N2" text:time-value="10:14:54.8659515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22:56:24.537249995</meta:creation-date>
    <dc:date>2023-11-16T10:28:14.914233963</dc:date>
    <meta:editing-duration>PT1H19M58S</meta:editing-duration>
    <meta:editing-cycles>6</meta:editing-cycles>
    <meta:generator>LibreOffice/7.5.7.1$Linux_X86_64 LibreOffice_project/50$Build-1</meta:generator>
    <meta:document-statistic meta:table-count="1" meta:cell-count="252" meta:object-count="0"/>
  </office:meta>
</office:document-meta>
</file>